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.Un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ion.get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.list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on.nextRC( Iterato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.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on.Union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.getCollection( boolean as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nion.getInstance( ResourceCollection 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